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addr">
      <style:paragraph-properties fo:margin-left="0in" fo:margin-right="0in" fo:margin-top="0in" fo:margin-bottom="0in" fo:text-align="center" style:justify-single-word="false" fo:text-indent="0in" style:auto-text-indent="false" fo:padding="0in" fo: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3" style:master-page-name="">
      <style:paragraph-properties fo:margin-top="0in" fo:margin-bottom="0in" style:page-number="auto" fo:keep-with-next="always"/>
    </style:style>
    <style:style style:name="P9" style:family="paragraph" style:parent-style-name="Text_20_body.name" style:master-page-name="HTML">
      <style:paragraph-properties style:page-number="auto"/>
    </style:style>
    <style:style style:name="T1" style:family="text">
      <style:text-properties fo:font-weight="bold"/>
    </style:style>
    <style:style style:name="T2" style:family="text">
      <style:text-properties style:font-name="monospace"/>
    </style:style>
    <style:style style:name="T3" style:family="text">
      <style:text-properties fo:font-style="italic"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ent Rosenkoetter</text:p>
      <text:p text:style-name="Text_20_body.email"><text:a xlink:type="simple" xlink:href="mailto:silnith@gmail.com" text:style-name="Internet_20_link" text:visited-style-name="Visited_20_Internet_20_Link">silnith@gmail.com</text:a></text:p>
      <text:p text:style-name="P1">Chicago, IL  60606</text:p>
      <text:p text:style-name="Heading_20_1">Education</text:p>
      <text:list xml:id="list3874526179621092393" text:style-name="L1">
        <text:list-item>
          <text:p text:style-name="P5"><text:a xlink:type="simple" xlink:href="https://www.rose-hulman.edu/" text:style-name="Internet_20_link" text:visited-style-name="Visited_20_Internet_20_Link"><text:span text:style-name="T1">Rose-Hulman Institute of Technology</text:span></text:a> <text:line-break/>B.S. in Computer Science, 2001 </text:p>
        </text:list-item>
        <text:list-item>
          <text:p text:style-name="P2"><text:a xlink:type="simple" xlink:href="http://cs.unc.edu/" text:style-name="Internet_20_link" text:visited-style-name="Visited_20_Internet_20_Link"><text:span text:style-name="T1">University of North Carolina at Chapel Hill</text:span></text:a> <text:line-break/>Coursework toward Ph.D. in Computer Science, 2001–2003 </text:p>
        </text:list-item>
      </text:list>
      <text:p text:style-name="Heading_20_1">Skills</text:p>
      <text:list xml:id="list2317327216624737117" text:style-name="L2">
        <text:list-item>
          <text:p text:style-name="P6">Proficient with a wide variety of computer languages from C/C++/Java to assembly. </text:p>
        </text:list-item>
        <text:list-item>
          <text:p text:style-name="P6">Specializes in using Java and the Spring Framework to build or refactor back-end services. </text:p>
        </text:list-item>
        <text:list-item>
          <text:p text:style-name="P6">Penchant for seeking strict language adherence, particularly with the C++ STL. </text:p>
        </text:list-item>
        <text:list-item>
          <text:p text:style-name="P6">Experienced with development environments including GCC/make, JDK/ant, <text:a xlink:type="simple" xlink:href="https://maven.apache.org/" text:style-name="Internet_20_link" text:visited-style-name="Visited_20_Internet_20_Link">Maven</text:a>, and Eclipse. </text:p>
        </text:list-item>
        <text:list-item>
          <text:p text:style-name="P6">Proficient on Microsoft Windows and Unix-style systems (including Mac OS X). </text:p>
        </text:list-item>
        <text:list-item>
          <text:p text:style-name="P6">Experienced in administering scores of interdependent heterogeneous server fleets in enterprise environments. </text:p>
        </text:list-item>
        <text:list-item>
          <text:p text:style-name="P6">Experienced with the design and maintenance of high-availability and high-throughput services. </text:p>
        </text:list-item>
        <text:list-item>
          <text:p text:style-name="P6">Experienced with realtime on-demand debugging of high-availability and high-throughput services. </text:p>
        </text:list-item>
        <text:list-item>
          <text:p text:style-name="P6">Experienced with SQL and JDBC, prefers to hand-craft select and update statements rather than rely on ORM frameworks. Always uses bind variables. </text:p>
        </text:list-item>
        <text:list-item>
          <text:p text:style-name="P6">Experienced with Servlet containers such as <text:a xlink:type="simple" xlink:href="https://tomcat.apache.org/" text:style-name="Internet_20_link" text:visited-style-name="Visited_20_Internet_20_Link">Tomcat</text:a>. </text:p>
        </text:list-item>
        <text:list-item>
          <text:p text:style-name="P6">Experienced with <text:a xlink:type="simple" xlink:href="https://www.osgi.org/developer/" text:style-name="Internet_20_link" text:visited-style-name="Visited_20_Internet_20_Link">OSGi</text:a>. </text:p>
        </text:list-item>
        <text:list-item>
          <text:p text:style-name="P6">Experienced with dependency injection tools such as <text:a xlink:type="simple" xlink:href="https://jakarta.ee/specifications/cdi/2.0/" text:style-name="Internet_20_link" text:visited-style-name="Visited_20_Internet_20_Link">CDI</text:a>, <text:a xlink:type="simple" xlink:href="https://spring.io/" text:style-name="Internet_20_link" text:visited-style-name="Visited_20_Internet_20_Link">Spring</text:a>, and <text:a xlink:type="simple" xlink:href="https://docs.microsoft.com/en-us/dotnet/core/extensions/dependency-injection" text:style-name="Internet_20_link" text:visited-style-name="Visited_20_Internet_20_Link"><text:span text:style-name="T2">Microsoft.Extensions.DependencyInjection</text:span></text:a>. </text:p>
        </text:list-item>
        <text:list-item>
          <text:p text:style-name="P6">Experienced with cloud tools such as <text:a xlink:type="simple" xlink:href="https://kubernetes.io/" text:style-name="Internet_20_link" text:visited-style-name="Visited_20_Internet_20_Link">Kubernetes</text:a>, <text:a xlink:type="simple" xlink:href="https://cloud.google.com/" text:style-name="Internet_20_link" text:visited-style-name="Visited_20_Internet_20_Link">Google Cloud</text:a>, and <text:a xlink:type="simple" xlink:href="https://azure.microsoft.com/en-us/" text:style-name="Internet_20_link" text:visited-style-name="Visited_20_Internet_20_Link">Microsoft Azure</text:a>. </text:p>
        </text:list-item>
        <text:list-item>
          <text:p text:style-name="P3">Experienced in assisting other programmers of varying skill with simple or subtle debugging. </text:p>
        </text:list-item>
      </text:list>
      <text:p text:style-name="Heading_20_1"><text:soft-page-break/>Work Experience</text:p>
      <text:list xml:id="list8668852916871380532" text:style-name="L3">
        <text:list-item>
          <text:p text:style-name="P7"><text:span text:style-name="T1">Software Development Contractor</text:span> — <text:a xlink:type="simple" xlink:href="https://www.nordstrom.com/" text:style-name="Internet_20_link" text:visited-style-name="Visited_20_Internet_20_Link"><text:span text:style-name="T1">Nordstrom</text:span></text:a><text:span text:style-name="T1"> via </text:span><text:a xlink:type="simple" xlink:href="https://insightglobal.com/" text:style-name="Internet_20_link" text:visited-style-name="Visited_20_Internet_20_Link"><text:span text:style-name="T1">Insight Global</text:span></text:a> <text:line-break/>Chicago, IL, <text:span text:style-name="T3">2023</text:span> <text:line-break/>Rewrote .NET REST services in Java supporting the credit rewards campaigns. Developed new Java services deployed into Kubernetes using <text:a xlink:type="simple" xlink:href="https://docs.aws.amazon.com/AmazonRDS/latest/AuroraUserGuide/CHAP_AuroraOverview.html" text:style-name="Internet_20_link" text:visited-style-name="Visited_20_Internet_20_Link">Aurora</text:a>, <text:a xlink:type="simple" xlink:href="https://docs.aws.amazon.com/amazondynamodb/latest/developerguide/Introduction.html" text:style-name="Internet_20_link" text:visited-style-name="Visited_20_Internet_20_Link">DynamoDB</text:a>, and <text:a xlink:type="simple" xlink:href="https://kafka.apache.org/" text:style-name="Internet_20_link" text:visited-style-name="Visited_20_Internet_20_Link">Kafka</text:a>. Defined and deployed AWS resources using <text:a xlink:type="simple" xlink:href="https://developer.hashicorp.com/terraform/language" text:style-name="Internet_20_link" text:visited-style-name="Visited_20_Internet_20_Link">Terraform</text:a>. Added several improvements to the company-wide standardized build pipeline. Identified and provided fixes for several mistakes in the published Engineering Standards. </text:p>
        </text:list-item>
        <text:list-item>
          <text:p text:style-name="P7"><text:span text:style-name="T1">Software Development Contractor</text:span> — <text:a xlink:type="simple" xlink:href="https://www.343industries.com/" text:style-name="Internet_20_link" text:visited-style-name="Visited_20_Internet_20_Link"><text:span text:style-name="T1">343 Industries</text:span></text:a><text:span text:style-name="T1"> via </text:span><text:a xlink:type="simple" xlink:href="https://www.randstadusa.com/" text:style-name="Internet_20_link" text:visited-style-name="Visited_20_Internet_20_Link"><text:span text:style-name="T1">Randstad</text:span></text:a> <text:line-break/>Seattle, WA, <text:span text:style-name="T3">2022</text:span> <text:line-break/>Developed .NET gRPC services to manage partial-terabyte Perforce clients. Pioneered using NuGet for <text:a xlink:type="simple" xlink:href="https://docs.microsoft.com/en-us/nuget/guides/native-packages" text:style-name="Internet_20_link" text:visited-style-name="Visited_20_Internet_20_Link">native C++ libraries</text:a> to reduce the size of said Perforce clients. </text:p>
        </text:list-item>
        <text:list-item>
          <text:p text:style-name="P7"><text:span text:style-name="T1">Senior Backend Software Engineer</text:span> — <text:a xlink:type="simple" xlink:href="https://www.verygoodsecurity.com/" text:style-name="Internet_20_link" text:visited-style-name="Visited_20_Internet_20_Link"><text:span text:style-name="T1">Very Good Security</text:span></text:a> <text:line-break/>Seattle, WA, <text:span text:style-name="T3">2020–2021</text:span> <text:line-break/>Wrote a proxy transforming pipeline using Spring Integration to unify processing of HTTPS, SFTP, FTPS, and other pluggable protocols using scriptable routing and computation. </text:p>
        </text:list-item>
        <text:list-item>
          <text:p text:style-name="P7"><text:span text:style-name="T1">Senior Software Engineer</text:span> — <text:a xlink:type="simple" xlink:href="https://www.starbucks.com/" text:style-name="Internet_20_link" text:visited-style-name="Visited_20_Internet_20_Link"><text:span text:style-name="T1">Starbucks</text:span></text:a> <text:line-break/>Seattle, WA, <text:span text:style-name="T3">2018–2020</text:span> <text:line-break/>Migrated .NET Framework services to .NET Core, wrote and deployed services from scratch, published over a dozen internal libraries for re-use across the organization, replaced custom auth system with OpenID Connect. </text:p>
        </text:list-item>
        <text:list-item>
          <text:p text:style-name="P7"><text:span text:style-name="T1">Senior Software Developer</text:span> — <text:a xlink:type="simple" xlink:href="https://www.multiscalehn.com/" text:style-name="Internet_20_link" text:visited-style-name="Visited_20_Internet_20_Link"><text:span text:style-name="T1">MultiScale Health Networks</text:span></text:a> <text:line-break/>Seattle, WA, <text:span text:style-name="T3">2016–2018</text:span> <text:line-break/>Automated complicated multi-stage data pipelines using Kubernetes so they could run on Google Cloud or Microsoft Azure. Imported all C++ code into a new <text:a xlink:type="simple" xlink:href="https://conan.io/" text:style-name="Internet_20_link" text:visited-style-name="Visited_20_Internet_20_Link">Conan</text:a>–based build system to handle dependencies. Wrote, tested, hardened, and deployed to production a REST service built with <text:a xlink:type="simple" xlink:href="https://projects.spring.io/spring-boot/" text:style-name="Internet_20_link" text:visited-style-name="Visited_20_Internet_20_Link">Spring Boot</text:a> and <text:a xlink:type="simple" xlink:href="https://en.wikipedia.org/wiki/Java_API_for_RESTful_Web_Services" text:style-name="Internet_20_link" text:visited-style-name="Visited_20_Internet_20_Link">JAX-RS</text:a> in two weeks, using <text:a xlink:type="simple" xlink:href="https://auth0.com/" text:style-name="Internet_20_link" text:visited-style-name="Visited_20_Internet_20_Link">Auth0</text:a> for AAA. </text:p>
        </text:list-item>
        <text:list-item>
          <text:p text:style-name="P7"><text:span text:style-name="T1">Software Development Contractor</text:span> — <text:a xlink:type="simple" xlink:href="http://www.staples.com/" text:style-name="Internet_20_link" text:visited-style-name="Visited_20_Internet_20_Link"><text:span text:style-name="T1">Staples</text:span></text:a><text:span text:style-name="T1"> via </text:span><text:a xlink:type="simple" xlink:href="https://www.harveynash.com/usa/" text:style-name="Internet_20_link" text:visited-style-name="Visited_20_Internet_20_Link"><text:span text:style-name="T1">Harvey Nash</text:span></text:a> <text:line-break/>Seattle, WA, <text:span text:style-name="T3">2014–2016</text:span> <text:line-break/>Integrated the internal search feature with multiple third-party search providers using the Spring Framework. Separated a monolithic Java service into separate modules consumed as versioned libraries. Added continuous integration and static analysis tools. Implemented <text:a xlink:type="simple" xlink:href="http://semver.org/" text:style-name="Internet_20_link" text:visited-style-name="Visited_20_Internet_20_Link">semantic versioning</text:a>. </text:p>
        </text:list-item>
        <text:list-item>
          <text:p text:style-name="P7"><text:span text:style-name="T1">Software Development Engineer II</text:span> — <text:a xlink:type="simple" xlink:href="https://www.microsoft.com/" text:style-name="Internet_20_link" text:visited-style-name="Visited_20_Internet_20_Link"><text:span text:style-name="T1">Microsoft</text:span></text:a> <text:line-break/>Seattle, WA, <text:span text:style-name="T3">2013</text:span> <text:line-break/>Hired to develop and maintain Sharepoint Online. Started a long-term project to improve and extend the unit testing framework used, both for C# and PowerShell code. Demonstrated a new <text:a xlink:type="simple" xlink:href="https://maven.apache.org/" text:style-name="Internet_20_link" text:visited-style-name="Visited_20_Internet_20_Link">dependency management system</text:a> to the build tools team. </text:p>
        </text:list-item>
        <text:list-item>
          <text:p text:style-name="P8"><text:soft-page-break/><text:span text:style-name="T1">Software Developer</text:span> — <text:a xlink:type="simple" xlink:href="http://www.doubledowninteractive.com/" text:style-name="Internet_20_link" text:visited-style-name="Visited_20_Internet_20_Link"><text:span text:style-name="T1">Double Down Interactive</text:span></text:a> <text:line-break/>Seattle, WA, <text:span text:style-name="T3">2012</text:span> <text:line-break/>Worked with a legacy Java codebase using a third-party chat service that embedded an OSGi container for the business logic. Rewrote the Maven POM files to properly express dependencies on OSGi bundles and to enable version management, both in the Maven build and in the OSGi runtime. Implemented integration tests based on <text:a xlink:type="simple" xlink:href="https://ops4j1.jira.com/wiki/display/PAXEXAM4" text:style-name="Internet_20_link" text:visited-style-name="Visited_20_Internet_20_Link">Pax Exam</text:a> for OSGi bundles' public interfaces. Became proficient in the use of Guice for dependency injection. </text:p>
        </text:list-item>
        <text:list-item>
          <text:p text:style-name="P7"><text:span text:style-name="T1">Software Developer</text:span> — <text:a xlink:type="simple" xlink:href="http://www.cequint.com/" text:style-name="Internet_20_link" text:visited-style-name="Visited_20_Internet_20_Link"><text:span text:style-name="T1">Cequint.com</text:span></text:a> <text:line-break/>Seattle, WA, <text:span text:style-name="T3">2010–2012</text:span> <text:line-break/>Implemented, debugged, and refactored multiple Java services for the core product. Assisted Operations with debugging support, provided realtime monitoring and configuration tools using JMX. Became proficient in the use of Spring for dependency injection. Organized and maintained the code dependency tree, wrote a build system composed of modular Ant script and using <text:a xlink:type="simple" xlink:href="http://ant.apache.org/ivy/" text:style-name="Internet_20_link" text:visited-style-name="Visited_20_Internet_20_Link">Ivy</text:a> for dependency management. Implemented a Maven-compatible publish system. Reduced the runtime memory footprint of one service from 300 MB to 80 MB. Increased the unit test coverage of the same service from 5% to over 70%, included static analysis as part of the continuous build for all code modules. </text:p>
        </text:list-item>
        <text:list-item>
          <text:p text:style-name="P7"><text:span text:style-name="T1">Software Developer</text:span> — <text:a xlink:type="simple" xlink:href="https://www.amazon.com/" text:style-name="Internet_20_link" text:visited-style-name="Visited_20_Internet_20_Link"><text:span text:style-name="T1">Amazon.com</text:span></text:a> <text:line-break/>Seattle, WA, <text:span text:style-name="T3">2005–2010</text:span> <text:line-break/>Designed, deployed, and maintained multiple Java and C++ Tier-1 services (99.99% uptime) inside the Ordering Pipeline. Maintained dozens of server fleets spanning up to hundreds of hosts running behind multiple hardware load balancers. Participated in a pager rotation duty. Engaged in operational duties requiring interoperability and support between scores of services spread across multiple organizational units and departments. Developed new software and tools to support existing functionality and new projects as needed. Replaced a custom-written threading library with the <text:span text:style-name="Source_20_Text">java.util.concurrency</text:span> toolkit. Rewrote the DAL for a 200 ms latency service to directly query Oracle instead of use a custom BDB. </text:p>
        </text:list-item>
        <text:list-item>
          <text:p text:style-name="P7"><text:span text:style-name="T1">Software Developer</text:span> — <text:a xlink:type="simple" xlink:href="https://www.ptc.com/" text:style-name="Internet_20_link" text:visited-style-name="Visited_20_Internet_20_Link"><text:span text:style-name="T1">PTC</text:span></text:a> <text:line-break/>Arden Hills, MN, <text:span text:style-name="T3">2005</text:span> <text:line-break/>Maintenance and feature work for enterprise-scale PLM software. </text:p>
        </text:list-item>
        <text:list-item>
          <text:p text:style-name="P4"><text:span text:style-name="T1">Contract Developer</text:span> — <text:a xlink:type="simple" xlink:href="http://www.stagelogic.com/" text:style-name="Internet_20_link" text:visited-style-name="Visited_20_Internet_20_Link"><text:span text:style-name="T1">Stage Logic, Inc.</text:span></text:a> <text:line-break/>Terre Haute, IN, <text:span text:style-name="T3">summer 2002</text:span> <text:line-break/>Developed Java GUI for distributed theater softwa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text-properties style:font-name="Thorndale" fo:font-size="24pt" style:text-underline-style="solid" style:text-underline-width="auto" style:text-underline-color="font-color" fo:font-weight="normal" style:font-name-asian="HG Mincho Light J" style:font-size-asian="24pt" style:font-weight-asian="normal" style:font-name-complex="Arial Unicode MS1" style:font-size-complex="24pt" style:font-weight-complex="normal"/>
    </style:style>
    <style:style style:name="Index" style:family="paragraph" style:parent-style-name="Standard" style:class="index">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style style:name="Text_20_body.name" style:display-name="Text body.name" style:family="paragraph" style:parent-style-name="Text_20_body">
      <style:paragraph-properties fo:text-align="center" style:justify-single-word="false"/>
    </style:style>
    <style:style style:name="Text_20_body.email" style:display-name="Text body.email" style:family="paragraph" style:parent-style-name="Text_20_body">
      <style:paragraph-properties fo:text-align="center" style:justify-single-word="false"/>
    </style:style>
    <style:style style:name="Text_20_body.addr" style:display-name="Text body.addr" style:family="paragraph" style:parent-style-name="Text_20_body">
      <style:paragraph-properties fo:text-align="start"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ent Rosenkoetter’s resumé</dc:title>
    <dc:date>2023-07-28T15:32:48</dc:date>
    <dc:creator>Kent Rosenkoetter</dc:creator>
    <meta:editing-duration>PT2M29S</meta:editing-duration>
    <meta:editing-cycles>2</meta:editing-cycles>
    <meta:generator>OpenOffice/4.1.1$Unix OpenOffice.org_project/411m6$Build-9775</meta:generator>
    <meta:document-statistic meta:table-count="0" meta:image-count="0" meta:object-count="0" meta:page-count="3" meta:paragraph-count="34" meta:word-count="875" meta:character-count="6082"/>
  </office:meta>
</office:document-meta>
</file>